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c_library_static {</text:p>
      <text:p text:style-name="Standard"><text:s text:c="4"/>name: "libffmpeg_min",</text:p>
      <text:p text:style-name="Standard"><text:s text:c="4"/>srcs: [</text:p>
      <text:p text:style-name="Standard"><text:s text:c="8"/>"libavcodec/h264dec.c",</text:p>
      <text:p text:style-name="Standard"><text:s text:c="8"/>"libavcodec/parser.c",</text:p>
      <text:p text:style-name="Standard"><text:s text:c="8"/>"libavcodec/utils.c",</text:p>
      <text:p text:style-name="Standard"><text:s text:c="8"/>"libavformat/utils.c",</text:p>
      <text:p text:style-name="Standard"><text:s text:c="8"/>"libavutil/frame.c",</text:p>
      <text:p text:style-name="Standard"><text:s text:c="8"/>"libavutil/mem.c",</text:p>
      <text:p text:style-name="Standard"><text:s text:c="4"/>],</text:p>
      <text:p text:style-name="Standard"><text:s text:c="4"/>include_dirs: [</text:p>
      <text:p text:style-name="Standard"><text:s text:c="8"/>"external/ffmpeg/libavcodec",</text:p>
      <text:p text:style-name="Standard"><text:s text:c="8"/>"external/ffmpeg/libavformat",</text:p>
      <text:p text:style-name="Standard"><text:s text:c="8"/>"external/ffmpeg/libavutil",</text:p>
      <text:p text:style-name="Standard"><text:s text:c="4"/>],</text:p>
      <text:p text:style-name="Standard"><text:s text:c="4"/>cflags: [</text:p>
      <text:p text:style-name="Standard"><text:s text:c="8"/>"-Wno-error",</text:p>
      <text:p text:style-name="Standard"><text:s text:c="8"/>"-Wno-unused-variable",</text:p>
      <text:p text:style-name="Standard"><text:s text:c="8"/>"-Wno-sign-compare",</text:p>
      <text:p text:style-name="Standard"><text:s text:c="4"/>],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7:22.663741967</meta:creation-date>
    <dc:date>2025-04-23T19:16:09.936150654</dc:date>
    <meta:editing-duration>PT7M21S</meta:editing-duration>
    <meta:editing-cycles>1</meta:editing-cycles>
    <meta:document-statistic meta:table-count="0" meta:image-count="0" meta:object-count="0" meta:page-count="1" meta:paragraph-count="21" meta:word-count="26" meta:character-count="472" meta:non-whitespace-character-count="343"/>
    <meta:generator>LibreOffice/7.3.7.2$Linux_X86_64 LibreOffice_project/30$Build-2</meta:generator>
  </office:meta>
</office:document-meta>
</file>